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1.5764in"/>
    </style:style>
    <style:style style:name="co6" style:family="table-column">
      <style:table-column-properties fo:break-before="auto" style:column-width="2.0161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2.2138in"/>
    </style:style>
    <style:style style:name="co9" style:family="table-column">
      <style:table-column-properties fo:break-before="auto" style:column-width="1.0228in"/>
    </style:style>
    <style:style style:name="co10" style:family="table-column">
      <style:table-column-properties fo:break-before="auto" style:column-width="1.0339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2.4661in"/>
    </style:style>
    <style:style style:name="co14" style:family="table-column">
      <style:table-column-properties fo:break-before="auto" style:column-width="1.661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8" style:family="table-cell" style:parent-style-name="Default">
      <style:table-cell-properties fo:background-color="#5983b0"/>
      <style:text-properties fo:color="#ffffff" fo:font-size="14pt" style:font-size-asian="14pt" style:font-size-complex="14pt"/>
    </style:style>
    <style:style style:name="ce9" style:family="table-cell" style:parent-style-name="Default">
      <style:table-cell-properties fo:background-color="#77bc65"/>
      <style:text-properties fo:color="#ffffff" fo:font-size="14pt" style:font-size-asian="14pt" style:font-size-complex="14pt"/>
    </style:style>
    <style:style style:name="ce10" style:family="table-cell" style:parent-style-name="Default" style:data-style-name="N81">
      <style:table-cell-properties fo:background-color="#5983b0"/>
      <style:text-properties fo:color="#ffffff" fo:font-size="14pt" style:font-size-asian="14pt" style:font-size-complex="14pt"/>
    </style:style>
    <style:style style:name="ce11" style:family="table-cell" style:parent-style-name="Default" style:data-style-name="N131">
      <style:table-cell-properties fo:background-color="#77bc65"/>
      <style:text-properties fo:color="#ffffff" fo:font-size="14pt" style:font-size-asian="14pt" style:font-size-complex="14pt"/>
    </style:style>
    <style:style style:name="ce12" style:family="table-cell" style:parent-style-name="Default" style:data-style-name="N81">
      <style:table-cell-properties fo:background-color="#77bc65"/>
      <style:text-properties fo:color="#ffffff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 style:data-style-name="N3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7" style:family="table-cell" style:parent-style-name="Default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5" style:family="table-cell" style:parent-style-name="Default" style:data-style-name="N130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6" style:family="table-cell" style:parent-style-name="Default" style:data-style-name="N147">
      <style:table-cell-properties fo:background-color="#ffff00"/>
      <style:text-properties fo:font-size="14pt" style:font-size-asian="14pt" style:font-size-complex="14pt"/>
    </style:style>
    <style:style style:name="ce42" style:family="table-cell" style:parent-style-name="Default" style:data-style-name="N4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7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18" style:family="table-cell" style:parent-style-name="Default" style:data-style-name="N145">
      <style:table-cell-properties fo:background-color="#ffff00"/>
      <style:text-properties fo:font-size="14pt" style:font-size-asian="14pt" style:font-size-complex="14pt"/>
    </style:style>
    <style:style style:name="ce19" style:family="table-cell" style:parent-style-name="Default" style:data-style-name="N2">
      <style:table-cell-properties fo:background-color="#ffff00"/>
      <style:text-properties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#ffff00"/>
      <style:text-properties fo:font-size="14pt" style:font-size-asian="14pt" style:font-size-complex="14pt"/>
    </style:style>
    <style:style style:name="ce21" style:family="table-cell" style:parent-style-name="Default" style:data-style-name="N3">
      <style:table-cell-properties fo:background-color="#ffff00"/>
      <style:text-properties fo:font-size="14pt" style:font-size-asian="14pt" style:font-size-complex="14pt"/>
    </style:style>
    <style:style style:name="ce22" style:family="table-cell" style:parent-style-name="Default" style:data-style-name="N139">
      <style:table-cell-properties fo:background-color="#ffff00"/>
      <style:text-properties fo:font-size="14pt" style:font-size-asian="14pt" style:font-size-complex="14pt"/>
    </style:style>
    <style:style style:name="ce47" style:family="table-cell" style:parent-style-name="Default" style:data-style-name="N140">
      <style:table-cell-properties fo:background-color="#ffff00"/>
      <style:text-properties fo:font-size="14pt" style:font-size-asian="14pt" style:font-size-complex="14pt"/>
    </style:style>
    <style:style style:name="ce48" style:family="table-cell" style:parent-style-name="Default" style:data-style-name="N81">
      <style:table-cell-properties fo:background-color="#ffff00"/>
      <style:text-properties fo:font-size="14pt" style:font-size-asian="14pt" style:font-size-complex="14pt"/>
    </style:style>
    <style:style style:name="ce53" style:family="table-cell" style:parent-style-name="Default" style:data-style-name="N131">
      <style:table-cell-properties fo:background-color="#ffff00"/>
      <style:text-properties fo:font-size="14pt" style:font-size-asian="14pt" style:font-size-complex="14pt"/>
    </style:style>
    <style:style style:name="ce54" style:family="table-cell" style:parent-style-name="Default" style:data-style-name="N11">
      <style:table-cell-properties fo:background-color="#ffff00"/>
      <style:text-properties fo:font-size="14pt" style:font-size-asian="14pt" style:font-size-complex="14pt"/>
    </style:style>
    <style:style style:name="ce2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81">
      <style:text-properties fo:font-size="14pt" style:font-size-asian="14pt" style:font-size-complex="14pt"/>
    </style:style>
    <style:style style:name="ce57" style:family="table-cell" style:parent-style-name="Default" style:data-style-name="N81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1"/>
      </table:calculation-settings>
      <table:content-validations>
        <table:content-validation table:name="val1" table:condition="of:cell-content-is-in-list([$zigzag.$L$4:.$L$11])" table:allow-empty-cell="true" table:display-list="unsorted" table:base-cell-address="zigzag.B3">
          <table:error-message table:message-type="stop" table:display="true"/>
        </table:content-validation>
        <table:content-validation table:name="val2" table:condition="of:cell-content-is-in-list([$zigzag.$L$14:.$L$21])" table:allow-empty-cell="true" table:display-list="unsorted" table:base-cell-address="zigzag.B10">
          <table:error-message table:message-type="stop" table:display="true"/>
        </table:content-validation>
        <table:content-validation table:name="val3" table:condition="of:cell-content-is-in-list([$'parallel-tube'.$L$4:.$L$11])" table:allow-empty-cell="true" table:display-list="unsorted" table:base-cell-address="'parallel-tube'.B3">
          <table:error-message table:message-type="stop" table:display="true"/>
        </table:content-validation>
        <table:content-validation table:name="val4" table:condition="of:cell-content-is-in-list([$'parallel-tube'.$L$14:.$L$21])" table:allow-empty-cell="true" table:display-list="unsorted" table:base-cell-address="'parallel-tube'.B10">
          <table:error-message table:message-type="stop" table:display="true"/>
        </table:content-validation>
      </table:content-validations>
      <table:table table:name="zigza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9" table:number-columns-repeated="2" table:default-cell-style-name="ce6"/>
        <table:table-row table:style-name="ro1">
          <table:table-cell table:style-name="ce1" office:value-type="string" calcext:value-type="string">
            <text:p>Space Heat Radiator Calculator Spreadsheet</text:p>
          </table:table-cell>
          <table:table-cell table:number-columns-repeated="2"/>
          <table:table-cell office:value-type="string" calcext:value-type="string">
            <text:p>John Nguyen, 5 July 2025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Working Fluid Properties</text:p>
          </table:table-cell>
          <table:table-cell table:number-columns-repeated="2"/>
          <table:table-cell table:style-name="ce2" office:value-type="string" calcext:value-type="string">
            <text:p>Inlet Conditions</text:p>
          </table:table-cell>
          <table:table-cell table:number-columns-repeated="2"/>
          <table:table-cell table:style-name="ce2" office:value-type="string" calcext:value-type="string">
            <text:p>Calculated Outlet Conditions</text:p>
          </table:table-cell>
          <table:table-cell table:number-columns-repeated="4"/>
          <table:table-cell table:style-name="ce2" office:value-type="string" calcext:value-type="string">
            <text:p>Working Fluids Table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Working Fluid</text:p>
          </table:table-cell>
          <table:table-cell table:style-name="ce31" table:content-validation-name="val1" office:value-type="string" calcext:value-type="string">
            <text:p>Ammonia</text:p>
          </table:table-cell>
          <table:table-cell/>
          <table:table-cell table:style-name="ce3" office:value-type="string" calcext:value-type="string">
            <text:p>Operating Pressure</text:p>
          </table:table-cell>
          <table:table-cell table:style-name="ce14" office:value-type="float" office:value="40" calcext:value-type="float">
            <text:p>40</text:p>
          </table:table-cell>
          <table:table-cell office:value-type="string" calcext:value-type="string">
            <text:p>bara</text:p>
          </table:table-cell>
          <table:table-cell office:value-type="string" calcext:value-type="string">
            <text:p>Outlet Pressure</text:p>
          </table:table-cell>
          <table:table-cell table:style-name="ce21" table:formula="of:=[.E4]-[.E24]-[.E25]" office:value-type="float" office:value="2336917.12200926" calcext:value-type="float">
            <text:p>2,336,917</text:p>
          </table:table-cell>
          <table:table-cell office:value-type="string" calcext:value-type="string">
            <text:p>Pa</text:p>
          </table:table-cell>
          <table:table-cell table:formula="of:=[.H3]/101325" office:value-type="float" office:value="23.0635788009796" calcext:value-type="float">
            <text:p>23.0635788009796</text:p>
          </table:table-cell>
          <table:table-cell office:value-type="string" calcext:value-type="string">
            <text:p>ba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Viscosity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onductivit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nsity</text:p>
          </table:table-cell>
          <table:table-cell table:style-name="ce8" table:formula="of:=VLOOKUP([.$B$3];[.$L$4:.$O$7];2;0)" office:value-type="float" office:value="696" calcext:value-type="float">
            <text:p>696</text:p>
          </table:table-cell>
          <table:table-cell office:value-type="string" calcext:value-type="string">
            <text:p>kg/m3</text:p>
          </table:table-cell>
          <table:table-cell table:style-name="ce3" office:value-type="string" calcext:value-type="string">
            <text:p>Operating Pressure</text:p>
          </table:table-cell>
          <table:table-cell table:style-name="ce14" table:formula="of:=[.E3]*101325" office:value-type="float" office:value="4053000" calcext:value-type="float">
            <text:p>4,053,000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ump Output Power</text:p>
          </table:table-cell>
          <table:table-cell table:style-name="ce20" table:formula="of:=([.E4]-[.H3])*[.E7]" office:value-type="float" office:value="12.3281815947611" calcext:value-type="float">
            <text:p>12.33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float" office:value="999" calcext:value-type="float">
            <text:p>999</text:p>
          </table:table-cell>
          <table:table-cell office:value-type="float" office:value="0.001" calcext:value-type="float">
            <text:p>0.001</text:p>
          </table:table-cell>
          <table:table-cell office:value-type="float" office:value="4184" calcext:value-type="float">
            <text:p>4184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ynamic Viscosity</text:p>
          </table:table-cell>
          <table:table-cell table:style-name="ce8" table:formula="of:=VLOOKUP([.$B$3];[.$L$4:.$O$7];3;0)" office:value-type="float" office:value="0.00013" calcext:value-type="float">
            <text:p>0.00013</text:p>
          </table:table-cell>
          <table:table-cell office:value-type="string" calcext:value-type="string">
            <text:p>Pa-s</text:p>
          </table:table-cell>
          <table:table-cell table:style-name="ce3" office:value-type="string" calcext:value-type="string">
            <text:p>Inlet Temperature</text:p>
          </table:table-cell>
          <table:table-cell table:style-name="ce7" office:value-type="float" office:value="320" calcext:value-type="float">
            <text:p>3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ump Heat</text:p>
          </table:table-cell>
          <table:table-cell table:style-name="ce20" table:formula="of:=(100-[.E8])/[.E8]*[.H4]" office:value-type="float" office:value="5.28350639775475" calcext:value-type="float">
            <text:p>5.2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Ammonia</text:p>
          </table:table-cell>
          <table:table-cell office:value-type="float" office:value="696" calcext:value-type="float">
            <text:p>69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4744" calcext:value-type="float">
            <text:p>4744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pecific Heat Capacity</text:p>
          </table:table-cell>
          <table:table-cell table:style-name="ce8" table:formula="of:=VLOOKUP([.$B$3];[.$L$4:.$O$7];4;0)" office:value-type="float" office:value="4744" calcext:value-type="float">
            <text:p>4744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Mass Flow Rate</text:p>
          </table:table-cell>
          <table:table-cell table:style-name="ce15" office:value-type="float" office:value="0.005" calcext:value-type="float">
            <text:p>0.005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Pump Input Power</text:p>
          </table:table-cell>
          <table:table-cell table:style-name="ce20" table:formula="of:=[.H4]+[.H5]" office:value-type="float" office:value="17.6116879925158" calcext:value-type="float">
            <text:p>17.6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Ethanol</text:p>
          </table:table-cell>
          <table:table-cell office:value-type="float" office:value="785" calcext:value-type="float">
            <text:p>785</text:p>
          </table:table-cell>
          <table:table-cell office:value-type="float" office:value="0.001" calcext:value-type="float">
            <text:p>0.001</text:p>
          </table:table-cell>
          <table:table-cell office:value-type="float" office:value="2570" calcext:value-type="float">
            <text:p>257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3];[.$L$4:.$P$7];5;0)" office:value-type="float" office:value="0.45" calcext:value-type="float">
            <text:p>0.45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Volume Flow Rate</text:p>
          </table:table-cell>
          <table:table-cell table:style-name="ce16" table:formula="of:=[.E6]/[.B4]" office:value-type="float" office:value="0.00000718390804597701" calcext:value-type="float">
            <text:p>0.0000072</text:p>
          </table:table-cell>
          <table:table-cell office:value-type="string" calcext:value-type="string">
            <text:p>m3/s</text:p>
          </table:table-cell>
          <table:table-cell table:number-columns-repeated="5"/>
          <table:table-cell office:value-type="string" calcext:value-type="string">
            <text:p>Propane</text:p>
          </table:table-cell>
          <table:table-cell office:value-type="float" office:value="580" calcext:value-type="float">
            <text:p>580</text:p>
          </table:table-cell>
          <table:table-cell table:style-name="ce24" office:value-type="float" office:value="0.0000074" calcext:value-type="float">
            <text:p>7.40E-06</text:p>
          </table:table-cell>
          <table:table-cell office:value-type="float" office:value="2217" calcext:value-type="float">
            <text:p>2217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9"/>
          <table:table-cell/>
          <table:table-cell table:style-name="ce4" office:value-type="string" calcext:value-type="string">
            <text:p>Pump Efficiency</text:p>
          </table:table-cell>
          <table:table-cell table:style-name="ce42" office:value-type="float" office:value="70" calcext:value-type="float">
            <text:p>70.00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Radiator Physical Properties</text:p>
          </table:table-cell>
          <table:table-cell table:number-columns-repeated="2"/>
          <table:table-cell table:style-name="ce13" office:value-type="string" calcext:value-type="string">
            <text:p>Radiator Form Factor</text:p>
          </table:table-cell>
          <table:table-cell table:number-columns-repeated="2"/>
          <table:table-cell table:style-name="ce2" office:value-type="string" calcext:value-type="string">
            <text:p>Radiator Dimensions</text:p>
          </table:table-cell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table:style-name="ce4" office:value-type="string" calcext:value-type="string">
            <text:p>Tubing Material</text:p>
          </table:table-cell>
          <table:table-cell table:style-name="ce9" table:content-validation-name="val2" office:value-type="string" calcext:value-type="string">
            <text:p>Aluminum 6061-T6</text:p>
          </table:table-cell>
          <table:table-cell/>
          <table:table-cell table:style-name="ce4" office:value-type="string" calcext:value-type="string">
            <text:p>Rectangle Aspect Ratio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g/wd</text:p>
          </table:table-cell>
          <table:table-cell office:value-type="string" calcext:value-type="string">
            <text:p>Rectangle width</text:p>
          </table:table-cell>
          <table:table-cell table:style-name="ce20" table:formula="of:=SQRT([.E12]/[.E10])" office:value-type="float" office:value="0.577350269189626" calcext:value-type="float">
            <text:p>0.58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ensile Strength</text:p>
          </table:table-cell>
          <table:table-cell table:style-name="ce10" table:formula="of:=VLOOKUP([.$B$10];[.$L$14:.$R$21];2;0)" office:value-type="float" office:value="276000000" calcext:value-type="float">
            <text:p>2.76E+08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Triangle aspect ratio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g/wd</text:p>
          </table:table-cell>
          <table:table-cell office:value-type="string" calcext:value-type="string">
            <text:p>Rectangle length</text:p>
          </table:table-cell>
          <table:table-cell table:style-name="ce20" table:formula="of:=SQRT([.E10]*[.E12])" office:value-type="float" office:value="1.73205080756888" calcext:value-type="float">
            <text:p>1.73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hermal Expansion Coefficient</text:p>
          </table:table-cell>
          <table:table-cell table:style-name="ce10" table:formula="of:=VLOOKUP([.$B$10];[.$L$14:.$R$21];3;0)" office:value-type="float" office:value="0.0000236" calcext:value-type="float">
            <text:p>2.36E-05</text:p>
          </table:table-cell>
          <table:table-cell office:value-type="string" calcext:value-type="string">
            <text:p>m/m/K</text:p>
          </table:table-cell>
          <table:table-cell table:style-name="ce4" office:value-type="string" calcext:value-type="string">
            <text:p>Area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Area density</text:p>
          </table:table-cell>
          <table:table-cell table:style-name="ce20" table:formula="of:=[.E18]/[.E12]" office:value-type="float" office:value="6.77523560374862" calcext:value-type="float">
            <text:p>6.78</text:p>
          </table:table-cell>
          <table:table-cell office:value-type="string" calcext:value-type="string">
            <text:p>kg/m^2</text:p>
          </table:table-cell>
          <table:table-cell table:number-columns-repeated="2"/>
          <table:table-cell table:style-name="ce1" office:value-type="string" calcext:value-type="string">
            <text:p>Material Properties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Young’s Modulus</text:p>
          </table:table-cell>
          <table:table-cell table:style-name="ce10" table:formula="of:=VLOOKUP([.$B$10];[.$L$14:.$R$21];4;0)" office:value-type="float" office:value="68900000000" calcext:value-type="float">
            <text:p>6.89E+10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Turnaround radius</text:p>
          </table:table-cell>
          <table:table-cell table:style-name="ce11" table:formula="of:=[.B17]" office:value-type="float" office:value="0.0025" calcext:value-type="float">
            <text:p>0.0025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Thermal Resistances</text:p>
          </table:table-cell>
          <table:table-cell table:number-columns-repeated="4"/>
          <table:table-cell table:style-name="ce1" office:value-type="string" calcext:value-type="string">
            <text:p>Name</text:p>
          </table:table-cell>
          <table:table-cell table:style-name="ce23" office:value-type="string" calcext:value-type="string">
            <text:p>Tensile Strength</text:p>
          </table:table-cell>
          <table:table-cell table:style-name="ce1" office:value-type="string" calcext:value-type="string">
            <text:p>TEC</text:p>
          </table:table-cell>
          <table:table-cell table:style-name="ce23" office:value-type="string" calcext:value-type="string">
            <text:p>Young’s Modulus</text:p>
          </table:table-cell>
          <table:table-cell table:style-name="ce1" office:value-type="string" calcext:value-type="string">
            <text:p>Density</text:p>
          </table:table-cell>
          <table:table-cell table:style-name="ce23" office:value-type="string" calcext:value-type="string">
            <text:p>Thermal Conductivity</text:p>
          </table:table-cell>
          <table:table-cell table:style-name="ce23" office:value-type="string" calcext:value-type="string">
            <text:p>Specific Heat</text:p>
          </table:table-cell>
        </table:table-row>
        <table:table-row table:style-name="ro1">
          <table:table-cell table:style-name="ce4" office:value-type="string" calcext:value-type="string">
            <text:p>Density</text:p>
          </table:table-cell>
          <table:table-cell table:style-name="ce8" table:formula="of:=VLOOKUP([.$B$10];[.$L$14:.$R$21];5;0)" office:value-type="float" office:value="2700" calcext:value-type="float">
            <text:p>2700</text:p>
          </table:table-cell>
          <table:table-cell office:value-type="string" calcext:value-type="string">
            <text:p>kg/m3</text:p>
          </table:table-cell>
          <table:table-cell table:style-name="ce4" office:value-type="string" calcext:value-type="string">
            <text:p>Tube spacing</text:p>
          </table:table-cell>
          <table:table-cell table:style-name="ce17" table:formula="of:=[.E13]*2" office:value-type="float" office:value="0.005" calcext:value-type="float">
            <text:p>0.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ction</text:p>
          </table:table-cell>
          <table:table-cell table:style-name="ce47" table:formula="of:=1/[.E28]" office:value-type="float" office:value="0.0510800823647403" calcext:value-type="float">
            <text:p>0.0511</text:p>
          </table:table-cell>
          <table:table-cell office:value-type="string" calcext:value-type="string">
            <text:p>Km^2/W</text:p>
          </table:table-cell>
          <table:table-cell table:style-name="ce54" table:formula="of:=[.H14]/SUM([.$H$14:.$H$16])" office:value-type="percentage" office:value="0.0705647657196825" calcext:value-type="percentage">
            <text:p>7.06%</text:p>
          </table:table-cell>
          <table:table-cell/>
          <table:table-cell office:value-type="string" calcext:value-type="string">
            <text:p>Soft Copper</text:p>
          </table:table-cell>
          <table:table-cell table:style-name="ce24" office:value-type="float" office:value="33000000" calcext:value-type="float">
            <text:p>3.30E+07</text:p>
          </table:table-cell>
          <table:table-cell table:style-name="ce24" office:value-type="float" office:value="0.0000165" calcext:value-type="float">
            <text:p>1.65E-05</text:p>
          </table:table-cell>
          <table:table-cell table:style-name="ce24" office:value-type="float" office:value="120000000000" calcext:value-type="float">
            <text:p>1.20E+11</text:p>
          </table:table-cell>
          <table:table-cell table:style-name="ce24" office:value-type="float" office:value="8920" calcext:value-type="float">
            <text:p>8.92E+03</text:p>
          </table:table-cell>
          <table:table-cell table:style-name="ce24" office:value-type="float" office:value="401" calcext:value-type="float">
            <text:p>4.01E+02</text:p>
          </table:table-cell>
          <table:table-cell table:style-name="ce24" office:value-type="float" office:value="380" calcext:value-type="float">
            <text:p>3.80E+02</text:p>
          </table:table-cell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10];[.$L$14:.$R$21];6;0)" office:value-type="float" office:value="167" calcext:value-type="float">
            <text:p>167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Tube wall thickness</text:p>
          </table:table-cell>
          <table:table-cell table:style-name="ce16" table:formula="of:=MAX([.E4]*[.B17]/2/[.B11]/0.25;0.0005)" office:value-type="float" office:value="0.0005" calcext:value-type="float">
            <text:p>0.0005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duction</text:p>
          </table:table-cell>
          <table:table-cell table:style-name="ce48" table:formula="of:=AVERAGE([.E15];[.B17])/[.B15]" office:value-type="float" office:value="0.00000898203592814371" calcext:value-type="float">
            <text:p>8.98E-06</text:p>
          </table:table-cell>
          <table:table-cell office:value-type="string" calcext:value-type="string">
            <text:p>Km^2/W</text:p>
          </table:table-cell>
          <table:table-cell table:style-name="ce54" table:formula="of:=[.H15]/SUM([.$H$14:.$H$16])" office:value-type="percentage" office:value="0.0000124082662284966" calcext:value-type="percentage">
            <text:p>0.00%</text:p>
          </table:table-cell>
          <table:table-cell/>
          <table:table-cell office:value-type="string" calcext:value-type="string">
            <text:p>Aluminum 6061-T6</text:p>
          </table:table-cell>
          <table:table-cell table:style-name="ce24" office:value-type="float" office:value="276000000" calcext:value-type="float">
            <text:p>2.76E+08</text:p>
          </table:table-cell>
          <table:table-cell table:style-name="ce24" office:value-type="float" office:value="0.0000236" calcext:value-type="float">
            <text:p>2.36E-05</text:p>
          </table:table-cell>
          <table:table-cell table:style-name="ce24" office:value-type="float" office:value="68900000000" calcext:value-type="float">
            <text:p>6.89E+10</text:p>
          </table:table-cell>
          <table:table-cell table:style-name="ce24" office:value-type="float" office:value="2700" calcext:value-type="float">
            <text:p>2.70E+03</text:p>
          </table:table-cell>
          <table:table-cell table:style-name="ce24" office:value-type="float" office:value="167" calcext:value-type="float">
            <text:p>1.67E+02</text:p>
          </table:table-cell>
          <table:table-cell table:style-name="ce24" office:value-type="float" office:value="896" calcext:value-type="float">
            <text:p>8.96E+02</text:p>
          </table:table-cell>
        </table:table-row>
        <table:table-row table:style-name="ro1">
          <table:table-cell table:style-name="ce4" office:value-type="string" calcext:value-type="string">
            <text:p>Specific Heat Capacity</text:p>
          </table:table-cell>
          <table:table-cell table:style-name="ce8" table:formula="of:=VLOOKUP([.$B$10];[.$L$14:.$R$21];7;0)" office:value-type="float" office:value="896" calcext:value-type="float">
            <text:p>896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Total thickness</text:p>
          </table:table-cell>
          <table:table-cell table:style-name="ce18" table:formula="of:=[.B17]+2*[.E15]" office:value-type="float" office:value="0.0035" calcext:value-type="float">
            <text:p>0.003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iation (at inlet)</text:p>
          </table:table-cell>
          <table:table-cell table:style-name="ce53" table:formula="of:=1/(0.0000000567*0.8*([.E5]^3))" office:value-type="float" office:value="0.672786113866843" calcext:value-type="float">
            <text:p>0.6728</text:p>
          </table:table-cell>
          <table:table-cell office:value-type="string" calcext:value-type="string">
            <text:p>Km^2/W</text:p>
          </table:table-cell>
          <table:table-cell table:style-name="ce54" table:formula="of:=[.H16]/SUM([.$H$14:.$H$16])" office:value-type="percentage" office:value="0.929422826014089" calcext:value-type="percentage">
            <text:p>92.94%</text:p>
          </table:table-cell>
          <table:table-cell/>
          <table:table-cell office:value-type="string" calcext:value-type="string">
            <text:p>Titanium 6Al-4V Gr5</text:p>
          </table:table-cell>
          <table:table-cell table:style-name="ce24" office:value-type="float" office:value="880000000" calcext:value-type="float">
            <text:p>8.80E+08</text:p>
          </table:table-cell>
          <table:table-cell table:style-name="ce24" office:value-type="float" office:value="0.0000092" calcext:value-type="float">
            <text:p>9.20E-06</text:p>
          </table:table-cell>
          <table:table-cell table:style-name="ce24" office:value-type="float" office:value="113800000000" calcext:value-type="float">
            <text:p>1.14E+11</text:p>
          </table:table-cell>
          <table:table-cell office:value-type="float" office:value="4430" calcext:value-type="float">
            <text:p>4430</text:p>
          </table:table-cell>
          <table:table-cell office:value-type="float" office:value="6.7" calcext:value-type="float">
            <text:p>6.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table:style-name="ce4" office:value-type="string" calcext:value-type="string">
            <text:p>Tube Diameter</text:p>
          </table:table-cell>
          <table:table-cell table:style-name="ce11" office:value-type="float" office:value="0.0025" calcext:value-type="float">
            <text:p>0.0025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Tube length</text:p>
          </table:table-cell>
          <table:table-cell table:style-name="ce19" table:formula="of:=[.E12]/[.E14]+[.E19]*[.E14]*PI()/2" office:value-type="float" office:value="201.814269757448" calcext:value-type="float">
            <text:p>201.81</text:p>
          </table:table-cell>
          <table:table-cell office:value-type="string" calcext:value-type="string">
            <text:p>m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Tube Roughness</text:p>
          </table:table-cell>
          <table:table-cell table:style-name="ce12" office:value-type="float" office:value="0.000002" calcext:value-type="float">
            <text:p>2.00E-06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Mass</text:p>
          </table:table-cell>
          <table:table-cell table:style-name="ce19" table:formula="of:=[.B14]*([.E16]*[.E12]-[.E17]*PI()*[.B17]^2/4)" office:value-type="float" office:value="6.77523560374862" calcext:value-type="float">
            <text:p>6.78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Residence Time</text:p>
          </table:table-cell>
          <table:table-cell table:style-name="ce20" table:formula="of:=[.E17]/[.E21]" office:value-type="float" office:value="137.89896442896" calcext:value-type="float">
            <text:p>137.90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# of bends</text:p>
          </table:table-cell>
          <table:table-cell table:style-name="ce17" table:formula="of:=CEILING(SQRT([.E12]/[.E10])/[.E14]*2)" office:value-type="float" office:value="231" calcext:value-type="float">
            <text:p>231</text:p>
          </table:table-cell>
          <table:table-cell table:number-columns-repeated="13"/>
        </table:table-row>
        <table:table-row table:style-name="ro1">
          <table:table-cell table:style-name="ce4"/>
          <table:table-cell table:number-columns-repeated="2"/>
          <table:table-cell table:style-name="ce5" office:value-type="string" calcext:value-type="string">
            <text:p>Pressure Drop Calculation</text:p>
          </table:table-cell>
          <table:table-cell table:number-columns-repeated="14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low Velocity</text:p>
          </table:table-cell>
          <table:table-cell table:style-name="ce20" table:formula="of:=[.E7]/PI()/[.B17]^2*4" office:value-type="float" office:value="1.46349372958065" calcext:value-type="float">
            <text:p>1.4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Reynold’s Number</text:p>
          </table:table-cell>
          <table:table-cell table:style-name="ce21" table:formula="of:=[.B4]*[.E21]*[.B17]/[.B5]" office:value-type="float" office:value="19588.3006882333" calcext:value-type="float">
            <text:p>19,588</text:p>
          </table:table-cell>
          <table:table-cell table:number-columns-repeated="13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riction Factor</text:p>
          </table:table-cell>
          <table:table-cell table:style-name="ce22" table:formula="of:=0.25/(LOG10([.B18]/[.B17]/3.7+5.74/[.E22]^0.9))^2" office:value-type="float" office:value="0.027805658607994" calcext:value-type="float">
            <text:p>0.02781</text:p>
          </table:table-cell>
          <table:table-cell office:value-type="string" calcext:value-type="string">
            <text:p>Swamee-Jain approximation</text:p>
          </table:table-cell>
          <table:table-cell table:number-columns-repeated="12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riction losses</text:p>
          </table:table-cell>
          <table:table-cell table:style-name="ce21" table:formula="of:=[.E23]*[.E17]/[.B17]*[.B4]*[.E21]^2/2" office:value-type="float" office:value="1673038.84411234" calcext:value-type="float">
            <text:p>1,673,039</text:p>
          </table:table-cell>
          <table:table-cell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Bend losses (K=0.25, R=D)</text:p>
          </table:table-cell>
          <table:table-cell table:style-name="ce21" table:formula="of:=[.E19]*0.25*[.B4]*[.E21]^2/2" office:value-type="float" office:value="43044.0338784" calcext:value-type="float">
            <text:p>43,044</text:p>
          </table:table-cell>
          <table:table-cell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Prandtl Number</text:p>
          </table:table-cell>
          <table:table-cell table:style-name="ce20" table:formula="of:=[.B6]*[.B5]/[.B7]" office:value-type="float" office:value="1.37048888888889" calcext:value-type="float">
            <text:p>1.37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Avg. Nusselt Number</text:p>
          </table:table-cell>
          <table:table-cell table:style-name="ce20" table:formula="of:=[.E23]/8*([.E22]-1000)*[.E26]/(1+12.7*SQRT([.E23]/8)*([.E26]^(2/3)-1))" office:value-type="float" office:value="75.3523020404212" calcext:value-type="float">
            <text:p>75.35</text:p>
          </table:table-cell>
          <table:table-cell office:value-type="string" calcext:value-type="string">
            <text:p>Gnielinksi’s Correlation ( 3000 &lt; Re &lt; 5e6)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Convective HTC</text:p>
          </table:table-cell>
          <table:table-cell table:style-name="ce20" table:formula="of:=[.E27]*[.B7]/[.H11]" office:value-type="float" office:value="19.5771023401928" calcext:value-type="float">
            <text:p>19.58</text:p>
          </table:table-cell>
          <table:table-cell office:value-type="string" calcext:value-type="string">
            <text:p>W/m2K</text:p>
          </table:table-cell>
          <table:table-cell table:number-columns-repeated="12"/>
        </table:table-row>
        <table:table-row table:style-name="ro1" table:number-rows-repeated="104854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arallel-tub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14" table:default-cell-style-name="ce6"/>
        <table:table-column table:style-name="co3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9" table:number-columns-repeated="2" table:default-cell-style-name="ce6"/>
        <table:table-column table:style-name="co3" table:number-columns-repeated="16366" table:default-cell-style-name="ce6"/>
        <table:table-row table:style-name="ro1">
          <table:table-cell table:style-name="ce1" office:value-type="string" calcext:value-type="string">
            <text:p>Space Heat Radiator Calculator Spreadsheet</text:p>
          </table:table-cell>
          <table:table-cell table:number-columns-repeated="2"/>
          <table:table-cell office:value-type="string" calcext:value-type="string">
            <text:p>John Nguyen, 5 July 2025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Working Fluid Properties</text:p>
          </table:table-cell>
          <table:table-cell table:number-columns-repeated="2"/>
          <table:table-cell table:style-name="ce2" office:value-type="string" calcext:value-type="string">
            <text:p>Inlet Conditions</text:p>
          </table:table-cell>
          <table:table-cell table:number-columns-repeated="2"/>
          <table:table-cell table:style-name="ce2" office:value-type="string" calcext:value-type="string">
            <text:p>Mechanical Outlet Conditions</text:p>
          </table:table-cell>
          <table:table-cell table:number-columns-repeated="4"/>
          <table:table-cell table:style-name="ce2" office:value-type="string" calcext:value-type="string">
            <text:p>Working Fluids Table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Working Fluid</text:p>
          </table:table-cell>
          <table:table-cell table:style-name="ce31" table:content-validation-name="val3" office:value-type="string" calcext:value-type="string">
            <text:p>Ammonia</text:p>
          </table:table-cell>
          <table:table-cell/>
          <table:table-cell table:style-name="ce3" office:value-type="string" calcext:value-type="string">
            <text:p>Operating Pressure</text:p>
          </table:table-cell>
          <table:table-cell table:style-name="ce57" table:formula="of:=30*101325" office:value-type="float" office:value="3039750" calcext:value-type="float">
            <text:p>3.04E+06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adiator Outlet Pressure</text:p>
          </table:table-cell>
          <table:table-cell table:style-name="ce21" table:formula="of:=[.E3]-[.E25]-[.E26]" office:value-type="float" office:value="2100039.39039244" calcext:value-type="float">
            <text:p>2,100,039</text:p>
          </table:table-cell>
          <table:table-cell office:value-type="string" calcext:value-type="string">
            <text:p>Pa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Viscosity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onductivity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Density</text:p>
          </table:table-cell>
          <table:table-cell table:style-name="ce8" table:formula="of:=VLOOKUP([.$B$3];[.$L$4:.$O$7];2;0)" office:value-type="float" office:value="696" calcext:value-type="float">
            <text:p>696</text:p>
          </table:table-cell>
          <table:table-cell office:value-type="string" calcext:value-type="string">
            <text:p>kg/m3</text:p>
          </table:table-cell>
          <table:table-cell table:style-name="ce3" office:value-type="string" calcext:value-type="string">
            <text:p>Inlet Temperature</text:p>
          </table:table-cell>
          <table:table-cell table:style-name="ce31" office:value-type="float" office:value="320" calcext:value-type="float">
            <text:p>3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ump Output Power</text:p>
          </table:table-cell>
          <table:table-cell table:style-name="ce20" table:formula="of:=([.E3]-[.H3])*[.E6]" office:value-type="float" office:value="1350.15892184994" calcext:value-type="float">
            <text:p>1,350.16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float" office:value="999" calcext:value-type="float">
            <text:p>999</text:p>
          </table:table-cell>
          <table:table-cell office:value-type="float" office:value="0.001" calcext:value-type="float">
            <text:p>0.001</text:p>
          </table:table-cell>
          <table:table-cell office:value-type="float" office:value="4184" calcext:value-type="float">
            <text:p>4184</text:p>
          </table:table-cell>
          <table:table-cell office:value-type="float" office:value="0.65" calcext:value-type="float">
            <text:p>0.6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Dynamic Viscosity</text:p>
          </table:table-cell>
          <table:table-cell table:style-name="ce8" table:formula="of:=VLOOKUP([.$B$3];[.$L$4:.$O$7];3;0)" office:value-type="float" office:value="0.00013" calcext:value-type="float">
            <text:p>0.00013</text:p>
          </table:table-cell>
          <table:table-cell office:value-type="string" calcext:value-type="string">
            <text:p>Pa-s</text:p>
          </table:table-cell>
          <table:table-cell table:style-name="ce4" office:value-type="string" calcext:value-type="string">
            <text:p>Mass Flow Rate</text:p>
          </table:table-cell>
          <table:table-cell table:style-name="ce15" office:value-type="float" office:value="1" calcext:value-type="float">
            <text:p>1.000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Pump Heat</text:p>
          </table:table-cell>
          <table:table-cell table:style-name="ce20" table:formula="of:=(100-[.E7])/[.E7]*[.H4]" office:value-type="float" office:value="578.639537935687" calcext:value-type="float">
            <text:p>578.64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Ammonia</text:p>
          </table:table-cell>
          <table:table-cell office:value-type="float" office:value="696" calcext:value-type="float">
            <text:p>69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4744" calcext:value-type="float">
            <text:p>4744</text:p>
          </table:table-cell>
          <table:table-cell office:value-type="float" office:value="0.45" calcext:value-type="float">
            <text:p>0.4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Specific Heat Capacity</text:p>
          </table:table-cell>
          <table:table-cell table:style-name="ce8" table:formula="of:=VLOOKUP([.$B$3];[.$L$4:.$O$7];4;0)" office:value-type="float" office:value="4744" calcext:value-type="float">
            <text:p>4744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Volume Flow Rate</text:p>
          </table:table-cell>
          <table:table-cell table:style-name="ce16" table:formula="of:=[.E5]/[.B4]" office:value-type="float" office:value="0.0014367816091954" calcext:value-type="float">
            <text:p>0.0014368</text:p>
          </table:table-cell>
          <table:table-cell office:value-type="string" calcext:value-type="string">
            <text:p>m3/s</text:p>
          </table:table-cell>
          <table:table-cell office:value-type="string" calcext:value-type="string">
            <text:p>Pump Input Power</text:p>
          </table:table-cell>
          <table:table-cell table:style-name="ce20" table:formula="of:=[.H4]+[.H5]" office:value-type="float" office:value="1928.79845978562" calcext:value-type="float">
            <text:p>1,928.8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Ethanol</text:p>
          </table:table-cell>
          <table:table-cell office:value-type="float" office:value="785" calcext:value-type="float">
            <text:p>785</text:p>
          </table:table-cell>
          <table:table-cell office:value-type="float" office:value="0.001" calcext:value-type="float">
            <text:p>0.001</text:p>
          </table:table-cell>
          <table:table-cell office:value-type="float" office:value="2570" calcext:value-type="float">
            <text:p>2570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3];[.$L$4:.$P$7];5;0)" office:value-type="float" office:value="0.45" calcext:value-type="float">
            <text:p>0.45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Pump Efficiency</text:p>
          </table:table-cell>
          <table:table-cell table:style-name="ce42" office:value-type="float" office:value="70" calcext:value-type="float">
            <text:p>70.00</text:p>
          </table:table-cell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Propane</text:p>
          </table:table-cell>
          <table:table-cell office:value-type="float" office:value="580" calcext:value-type="float">
            <text:p>580</text:p>
          </table:table-cell>
          <table:table-cell table:style-name="ce24" office:value-type="float" office:value="0.0000074" calcext:value-type="float">
            <text:p>7.40E-06</text:p>
          </table:table-cell>
          <table:table-cell office:value-type="float" office:value="2217" calcext:value-type="float">
            <text:p>2217</text:p>
          </table:table-cell>
          <table:table-cell table:number-columns-repeated="16369"/>
        </table:table-row>
        <table:table-row table:style-name="ro1">
          <table:table-cell table:style-name="ce4"/>
          <table:table-cell table:style-name="ce9"/>
          <table:table-cell/>
          <table:table-cell table:style-name="ce4"/>
          <table:table-cell table:number-columns-repeated="16380"/>
        </table:table-row>
        <table:table-row table:style-name="ro1">
          <table:table-cell table:style-name="ce5" office:value-type="string" calcext:value-type="string">
            <text:p>Radiator Physical Properties</text:p>
          </table:table-cell>
          <table:table-cell table:number-columns-repeated="2"/>
          <table:table-cell table:style-name="ce13" office:value-type="string" calcext:value-type="string">
            <text:p>Radiator Form Factor</text:p>
          </table:table-cell>
          <table:table-cell table:number-columns-repeated="2"/>
          <table:table-cell table:style-name="ce2" office:value-type="string" calcext:value-type="string">
            <text:p>Radiator Dimensions</text:p>
          </table:table-cell>
          <table:table-cell table:number-columns-repeated="4"/>
          <table:table-cell table:style-name="ce1"/>
          <table:table-cell table:number-columns-repeated="16372"/>
        </table:table-row>
        <table:table-row table:style-name="ro1">
          <table:table-cell table:style-name="ce4" office:value-type="string" calcext:value-type="string">
            <text:p>Tubing Material</text:p>
          </table:table-cell>
          <table:table-cell table:style-name="ce9" table:content-validation-name="val4" office:value-type="string" calcext:value-type="string">
            <text:p>Aluminum 6061-T6</text:p>
          </table:table-cell>
          <table:table-cell/>
          <table:table-cell table:style-name="ce4" office:value-type="string" calcext:value-type="string">
            <text:p>Rectangle Aspect Ratio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lg/wd</text:p>
          </table:table-cell>
          <table:table-cell office:value-type="string" calcext:value-type="string">
            <text:p>Rectangle width</text:p>
          </table:table-cell>
          <table:table-cell table:style-name="ce20" table:formula="of:=SQRT([.E11]/[.E10])" office:value-type="float" office:value="0.447213595499958" calcext:value-type="float">
            <text:p>0.45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Tensile Strength</text:p>
          </table:table-cell>
          <table:table-cell table:style-name="ce10" table:formula="of:=VLOOKUP([.$B$10];[.$L$14:.$R$21];2;0)" office:value-type="float" office:value="276000000" calcext:value-type="float">
            <text:p>2.76E+08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Area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Rectangle length</text:p>
          </table:table-cell>
          <table:table-cell table:style-name="ce20" table:formula="of:=SQRT([.E10]*[.E11])" office:value-type="float" office:value="2.23606797749979" calcext:value-type="float">
            <text:p>2.24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Thermal Expansion Coefficient</text:p>
          </table:table-cell>
          <table:table-cell table:style-name="ce10" table:formula="of:=VLOOKUP([.$B$10];[.$L$14:.$R$21];3;0)" office:value-type="float" office:value="0.0000236" calcext:value-type="float">
            <text:p>2.36E-05</text:p>
          </table:table-cell>
          <table:table-cell office:value-type="string" calcext:value-type="string">
            <text:p>m/m/K</text:p>
          </table:table-cell>
          <table:table-cell table:style-name="ce4" office:value-type="string" calcext:value-type="string">
            <text:p>Tube spacing</text:p>
          </table:table-cell>
          <table:table-cell table:style-name="ce17" table:formula="of:=[.B17]*2" office:value-type="float" office:value="0.004" calcext:value-type="float">
            <text:p>0.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a density</text:p>
          </table:table-cell>
          <table:table-cell table:style-name="ce20" table:formula="of:=[.E16]/[.E11]" office:value-type="float" office:value="5.97569602533329" calcext:value-type="float">
            <text:p>5.98</text:p>
          </table:table-cell>
          <table:table-cell office:value-type="string" calcext:value-type="string">
            <text:p>kg/m^2</text:p>
          </table:table-cell>
          <table:table-cell table:number-columns-repeated="2"/>
          <table:table-cell table:style-name="ce2" office:value-type="string" calcext:value-type="string">
            <text:p>Material Properties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Young’s Modulus</text:p>
          </table:table-cell>
          <table:table-cell table:style-name="ce10" table:formula="of:=VLOOKUP([.$B$10];[.$L$14:.$R$21];4;0)" office:value-type="float" office:value="68900000000" calcext:value-type="float">
            <text:p>6.89E+10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Tube wall thickness</text:p>
          </table:table-cell>
          <table:table-cell table:style-name="ce48" table:formula="of:=MAX([.E3]*[.B17]/2/[.B11]/0.25;0.0005)" office:value-type="float" office:value="0.0005" calcext:value-type="float">
            <text:p>5.00E-04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Thermal Resistances</text:p>
          </table:table-cell>
          <table:table-cell table:number-columns-repeated="4"/>
          <table:table-cell table:style-name="ce1" office:value-type="string" calcext:value-type="string">
            <text:p>Name</text:p>
          </table:table-cell>
          <table:table-cell table:style-name="ce23" office:value-type="string" calcext:value-type="string">
            <text:p>Tensile Strength</text:p>
          </table:table-cell>
          <table:table-cell table:style-name="ce1" office:value-type="string" calcext:value-type="string">
            <text:p>TEC</text:p>
          </table:table-cell>
          <table:table-cell table:style-name="ce23" office:value-type="string" calcext:value-type="string">
            <text:p>Young’s Modulus</text:p>
          </table:table-cell>
          <table:table-cell table:style-name="ce1" office:value-type="string" calcext:value-type="string">
            <text:p>Density</text:p>
          </table:table-cell>
          <table:table-cell table:style-name="ce23" office:value-type="string" calcext:value-type="string">
            <text:p>Thermal Conductivity</text:p>
          </table:table-cell>
          <table:table-cell table:style-name="ce23" office:value-type="string" calcext:value-type="string">
            <text:p>Specific Heat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Density</text:p>
          </table:table-cell>
          <table:table-cell table:style-name="ce8" table:formula="of:=VLOOKUP([.$B$10];[.$L$14:.$R$21];5;0)" office:value-type="float" office:value="2700" calcext:value-type="float">
            <text:p>2700</text:p>
          </table:table-cell>
          <table:table-cell office:value-type="string" calcext:value-type="string">
            <text:p>kg/m3</text:p>
          </table:table-cell>
          <table:table-cell table:style-name="ce4" office:value-type="string" calcext:value-type="string">
            <text:p>Total thickness</text:p>
          </table:table-cell>
          <table:table-cell table:style-name="ce18" table:formula="of:=[.B17]+2*[.E13]" office:value-type="float" office:value="0.003" calcext:value-type="float">
            <text:p>0.00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ction</text:p>
          </table:table-cell>
          <table:table-cell table:style-name="ce47" table:formula="of:=1/[.E29]" office:value-type="float" office:value="0.0320971640604577" calcext:value-type="float">
            <text:p>0.0321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Soft Copper</text:p>
          </table:table-cell>
          <table:table-cell table:style-name="ce24" office:value-type="float" office:value="33000000" calcext:value-type="float">
            <text:p>3.30E+07</text:p>
          </table:table-cell>
          <table:table-cell table:style-name="ce24" office:value-type="float" office:value="0.0000165" calcext:value-type="float">
            <text:p>1.65E-05</text:p>
          </table:table-cell>
          <table:table-cell table:style-name="ce24" office:value-type="float" office:value="120000000000" calcext:value-type="float">
            <text:p>1.20E+11</text:p>
          </table:table-cell>
          <table:table-cell table:style-name="ce24" office:value-type="float" office:value="8920" calcext:value-type="float">
            <text:p>8.92E+03</text:p>
          </table:table-cell>
          <table:table-cell table:style-name="ce24" office:value-type="float" office:value="401" calcext:value-type="float">
            <text:p>4.01E+02</text:p>
          </table:table-cell>
          <table:table-cell table:style-name="ce24" office:value-type="float" office:value="380" calcext:value-type="float">
            <text:p>3.80E+02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10];[.$L$14:.$R$21];6;0)" office:value-type="float" office:value="167" calcext:value-type="float">
            <text:p>167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Total Tube length</text:p>
          </table:table-cell>
          <table:table-cell table:style-name="ce19" table:formula="of:=[.E17]*[.H11]" office:value-type="float" office:value="250.439613479976" calcext:value-type="float">
            <text:p>250.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duction</text:p>
          </table:table-cell>
          <table:table-cell table:style-name="ce48" table:formula="of:=AVERAGE([.E13];[.B17])/[.B15]" office:value-type="float" office:value="0.00000748502994011976" calcext:value-type="float">
            <text:p>7.49E-06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Aluminum 6061-T6</text:p>
          </table:table-cell>
          <table:table-cell table:style-name="ce24" office:value-type="float" office:value="276000000" calcext:value-type="float">
            <text:p>2.76E+08</text:p>
          </table:table-cell>
          <table:table-cell table:style-name="ce24" office:value-type="float" office:value="0.0000236" calcext:value-type="float">
            <text:p>2.36E-05</text:p>
          </table:table-cell>
          <table:table-cell table:style-name="ce24" office:value-type="float" office:value="68900000000" calcext:value-type="float">
            <text:p>6.89E+10</text:p>
          </table:table-cell>
          <table:table-cell table:style-name="ce24" office:value-type="float" office:value="2700" calcext:value-type="float">
            <text:p>2.70E+03</text:p>
          </table:table-cell>
          <table:table-cell table:style-name="ce24" office:value-type="float" office:value="167" calcext:value-type="float">
            <text:p>1.67E+02</text:p>
          </table:table-cell>
          <table:table-cell table:style-name="ce24" office:value-type="float" office:value="896" calcext:value-type="float">
            <text:p>8.96E+02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Specific Heat Capacity</text:p>
          </table:table-cell>
          <table:table-cell table:style-name="ce8" table:formula="of:=VLOOKUP([.$B$10];[.$L$14:.$R$21];7;0)" office:value-type="float" office:value="896" calcext:value-type="float">
            <text:p>896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Dry Mass</text:p>
          </table:table-cell>
          <table:table-cell table:style-name="ce19" table:formula="of:=[.B14]*([.E14]*[.E11]-[.E15]*PI()*[.B17]^2/4)" office:value-type="float" office:value="5.97569602533329" calcext:value-type="float">
            <text:p>5.98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Radiation (at start)</text:p>
          </table:table-cell>
          <table:table-cell table:style-name="ce53" table:formula="of:=1/(0.0000000567*0.8*([.E4]^3))" office:value-type="float" office:value="0.672786113866843" calcext:value-type="float">
            <text:p>0.6728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Titanium 6Al-4V Gr5</text:p>
          </table:table-cell>
          <table:table-cell table:style-name="ce24" office:value-type="float" office:value="880000000" calcext:value-type="float">
            <text:p>8.80E+08</text:p>
          </table:table-cell>
          <table:table-cell table:style-name="ce24" office:value-type="float" office:value="0.0000092" calcext:value-type="float">
            <text:p>9.20E-06</text:p>
          </table:table-cell>
          <table:table-cell table:style-name="ce24" office:value-type="float" office:value="113800000000" calcext:value-type="float">
            <text:p>1.14E+11</text:p>
          </table:table-cell>
          <table:table-cell office:value-type="float" office:value="4430" calcext:value-type="float">
            <text:p>4430</text:p>
          </table:table-cell>
          <table:table-cell office:value-type="float" office:value="6.7" calcext:value-type="float">
            <text:p>6.7</text:p>
          </table:table-cell>
          <table:table-cell office:value-type="float" office:value="526" calcext:value-type="float">
            <text:p>526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Tube Diameter</text:p>
          </table:table-cell>
          <table:table-cell table:style-name="ce11" office:value-type="float" office:value="0.002" calcext:value-type="float">
            <text:p>0.0020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# of parallel tubes</text:p>
          </table:table-cell>
          <table:table-cell table:style-name="ce17" table:formula="of:=CEILING([.H10]/[.E12])" office:value-type="float" office:value="112" calcext:value-type="float">
            <text:p>112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Tube Roughness</text:p>
          </table:table-cell>
          <table:table-cell table:style-name="ce12" office:value-type="float" office:value="0.000002" calcext:value-type="float">
            <text:p>2.00E-06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Flow per tube</text:p>
          </table:table-cell>
          <table:table-cell table:style-name="ce48" table:formula="of:=[.E6]/[.E17]" office:value-type="float" office:value="0.0000128284072249589" calcext:value-type="float">
            <text:p>1.28E-05</text:p>
          </table:table-cell>
          <table:table-cell office:value-type="string" calcext:value-type="string">
            <text:p>m3/s</text:p>
          </table:table-cell>
          <table:table-cell table:number-columns-repeated="16378"/>
        </table:table-row>
        <table:table-row table:style-name="ro1" table:number-rows-repeated="2">
          <table:table-cell table:style-name="ce4"/>
          <table:table-cell table:number-columns-repeated="2"/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ce5" office:value-type="string" calcext:value-type="string">
            <text:p>Pressure Drop Calculation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low Velocity</text:p>
          </table:table-cell>
          <table:table-cell table:style-name="ce20" table:formula="of:=[.E18]/PI()/[.B17]^2*4" office:value-type="float" office:value="4.083408843696" calcext:value-type="float">
            <text:p>4.08</text:p>
          </table:table-cell>
          <table:table-cell office:value-type="string" calcext:value-type="string">
            <text:p>m/s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Reynold’s Number</text:p>
          </table:table-cell>
          <table:table-cell table:style-name="ce21" table:formula="of:=[.B4]*[.E22]*[.B17]/[.B5]" office:value-type="float" office:value="43723.8854648064" calcext:value-type="float">
            <text:p>43,724</text:p>
          </table:table-cell>
          <table:table-cell table:number-columns-repeated="16379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Darcy Friction Factor</text:p>
          </table:table-cell>
          <table:table-cell table:style-name="ce22" table:formula="of:=0.25/(LOG10([.B18]/[.B17]/3.7+5.74/[.E23]^0.9))^2" office:value-type="float" office:value="0.0246375347351577" calcext:value-type="float">
            <text:p>0.02464</text:p>
          </table:table-cell>
          <table:table-cell office:value-type="string" calcext:value-type="string">
            <text:p>Swamee-Jain approximation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Friction losses</text:p>
          </table:table-cell>
          <table:table-cell table:style-name="ce21" table:formula="of:=[.E24]*[.H11]/[.B17]*[.B4]*[.E22]^2/2" office:value-type="float" office:value="159836.967040301" calcext:value-type="float">
            <text:p>159,837</text:p>
          </table:table-cell>
          <table:table-cell office:value-type="string" calcext:value-type="string">
            <text:p>Pa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Manifold losses (K=1.2)</text:p>
          </table:table-cell>
          <table:table-cell table:style-name="ce21" table:formula="of:=[.E17]*1.2*[.B4]*[.E22]^2/2" office:value-type="float" office:value="779873.642567255" calcext:value-type="float">
            <text:p>779,874</text:p>
          </table:table-cell>
          <table:table-cell office:value-type="string" calcext:value-type="string">
            <text:p>Pa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Prandtl Number</text:p>
          </table:table-cell>
          <table:table-cell table:style-name="ce20" table:formula="of:=[.B6]*[.B5]/[.B7]" office:value-type="float" office:value="1.37048888888889" calcext:value-type="float">
            <text:p>1.37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4" office:value-type="string" calcext:value-type="string">
            <text:p>Avg. Nusselt Number</text:p>
          </table:table-cell>
          <table:table-cell table:style-name="ce20" table:formula="of:=[.E24]/8*([.E23]-1000)*[.E27]/(1+12.7*SQRT([.E24]/8)*([.E27]^(2/3)-1))" office:value-type="float" office:value="154.81242955421" calcext:value-type="float">
            <text:p>154.81</text:p>
          </table:table-cell>
          <table:table-cell office:value-type="string" calcext:value-type="string">
            <text:p>Gnielinksi’s Correlation ( 3000 &lt; Re &lt; 5e6)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Convective HTC</text:p>
          </table:table-cell>
          <table:table-cell table:style-name="ce20" table:formula="of:=[.E28]*[.B7]/[.H11]" office:value-type="float" office:value="31.15540046206" calcext:value-type="float">
            <text:p>31.16</text:p>
          </table:table-cell>
          <table:table-cell office:value-type="string" calcext:value-type="string">
            <text:p>W/m2K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3" number:min-decimal-places="13" number:min-integer-digits="1"/>
    </number:number-style>
    <number:number-style style:name="N145">
      <number:number number:decimal-places="5" number:min-decimal-places="5" number:min-integer-digits="1" number:grouping="true"/>
    </number:number-style>
    <number:number-style style:name="N146">
      <number:number number:decimal-places="6" number:min-decimal-places="6" number:min-integer-digits="1" number:grouping="true"/>
    </number:number-style>
    <number:number-style style:name="N147">
      <number:number number:decimal-places="7" number:min-decimal-places="7" number:min-integer-digits="1" number:grouping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9">
      <number:number number:decimal-places="8" number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10:34:21.543634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3:23:56.105719826</meta:creation-date>
    <dc:date>2025-07-05T16:54:19.875578787</dc:date>
    <meta:editing-duration>PT7H41M58S</meta:editing-duration>
    <meta:editing-cycles>15</meta:editing-cycles>
    <meta:generator>LibreOffice/24.2.7.2$Linux_X86_64 LibreOffice_project/420$Build-2</meta:generator>
    <meta:document-statistic meta:table-count="2" meta:cell-count="406" meta:object-count="0"/>
  </office:meta>
</office:document-meta>
</file>